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able1" style:family="table">
      <style:table-properties table:align="left" style:width="15.302cm" fo:margin-left="-0.049cm"/>
    </style:style>
    <style:style style:name="Column1" style:family="table-column">
      <style:table-column-properties style:column-width="1.3cm"/>
    </style:style>
    <style:style style:name="Column2" style:family="table-column">
      <style:table-column-properties style:column-width="1.991cm"/>
    </style:style>
    <style:style style:name="Column3" style:family="table-column">
      <style:table-column-properties style:column-width="4.269cm"/>
    </style:style>
    <style:style style:name="Column4" style:family="table-column">
      <style:table-column-properties style:column-width="7.742cm"/>
    </style:style>
    <style:style style:name="Row1" style:family="table-row"/>
    <style:style style:name="Cell1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6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7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8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3" style:family="table-row"/>
    <style:style style:name="Cell9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8%" fo:margin-top="0.423cm" fo:margin-bottom="0cm" fo:keep-with-next="always" fo:keep-together="always" style:writing-mode="lr-tb"/>
    </style:style>
    <style:style style:name="T15_1" style:family="text">
      <style:text-properties fo:color="#366091" style:font-name="Cambria" fo:font-size="16pt" style:font-name-asian="Cambria" style:font-size-asian="16pt" style:font-name-complex="Cambria" style:font-size-complex="16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text-indent="0cm" fo:line-height="100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T16_19" style:family="text"/>
    <style:style style:name="T16_20" style:family="text">
      <style:text-properties fo:color="#1155cc" style:text-underline-style="solid" style:text-underline-color="font-color"/>
    </style:style>
    <style:style style:name="T16_21" style:family="text"/>
    <style:style style:name="T16_22" style:family="text">
      <style:text-properties fo:color="#1155cc" style:text-underline-style="solid" style:text-underline-color="font-color"/>
    </style:style>
    <style:style style:name="T16_23" style:family="text"/>
    <style:style style:name="T16_24" style:family="text">
      <style:text-properties fo:color="#1155cc" style:text-underline-style="solid" style:text-underline-color="font-color"/>
    </style:style>
    <style:style style:name="T16_25" style:family="text"/>
    <style:style style:name="T16_2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00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00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00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00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00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>
      <style:text-properties fo:color="#1155cc" style:text-underline-style="solid" style:text-underline-color="font-color"/>
    </style:style>
    <style:style style:name="T21_23" style:family="text"/>
    <style:style style:name="T21_24" style:family="text">
      <style:text-properties fo:color="#1155cc" style:text-underline-style="solid" style:text-underline-color="font-color"/>
    </style:style>
    <style:style style:name="T21_25" style:family="text"/>
    <style:style style:name="T21_2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00%" fo:margin-left="0.63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00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00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00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00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00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00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00%" style:writing-mode="lr-tb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</style:style>
    <style:style style:name="P32" style:family="paragraph" style:parent-style-name="Heading_20_1">
      <style:paragraph-properties fo:break-before="page" fo:line-height="100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Heading_20_1">
      <style:paragraph-properties fo:break-before="auto" fo:line-height="100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break-before="auto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P37" style:family="paragraph" style:parent-style-name="Heading_20_2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00%" style:writing-mode="lr-tb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P44" style:family="paragraph" style:parent-style-name="Standard">
      <style:paragraph-properties fo:break-before="auto" fo:line-height="100%" style:writing-mode="lr-tb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P49" style:family="paragraph" style:parent-style-name="Standard">
      <style:paragraph-properties fo:break-before="auto" fo:line-height="100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line-height="100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00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Heading_20_2">
      <style:paragraph-properties fo:break-before="auto" fo:line-height="100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able2" style:family="table">
      <style:table-properties table:align="left" style:width="15.663cm" fo:margin-left="-0.203cm"/>
    </style:style>
    <style:style style:name="Column5" style:family="table-column">
      <style:table-column-properties style:column-width="2.672cm"/>
    </style:style>
    <style:style style:name="Column6" style:family="table-column">
      <style:table-column-properties style:column-width="9.208cm"/>
    </style:style>
    <style:style style:name="Column7" style:family="table-column">
      <style:table-column-properties style:column-width="3.784cm"/>
    </style:style>
    <style:style style:name="Row4" style:family="table-row"/>
    <style:style style:name="Cell13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" style:family="table-row"/>
    <style:style style:name="Cell1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2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4" style:family="paragraph" style:parent-style-name="Heading_20_2">
      <style:paragraph-properties fo:break-before="auto" fo:line-height="100%" style:writing-mode="lr-tb"/>
    </style:style>
    <style:style style:name="T64_1" style:family="text"/>
    <style:style style:name="P65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P66" style:family="paragraph" style:parent-style-name="Heading_20_2">
      <style:paragraph-properties fo:break-before="auto" fo:line-height="100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able3" style:family="table">
      <style:table-properties table:align="left" style:width="17.572cm" fo:margin-left="-0.203cm"/>
    </style:style>
    <style:style style:name="Column8" style:family="table-column">
      <style:table-column-properties style:column-width="2.847cm"/>
    </style:style>
    <style:style style:name="Column9" style:family="table-column">
      <style:table-column-properties style:column-width="6.1cm"/>
    </style:style>
    <style:style style:name="Column10" style:family="table-column">
      <style:table-column-properties style:column-width="4.313cm"/>
    </style:style>
    <style:style style:name="Column11" style:family="table-column">
      <style:table-column-properties style:column-width="4.313cm"/>
    </style:style>
    <style:style style:name="Row6" style:family="table-row"/>
    <style:style style:name="Cell19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0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1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2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" style:family="table-row"/>
    <style:style style:name="Cell2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Heading_20_1">
      <style:paragraph-properties fo:break-before="auto" fo:line-height="100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P77" style:family="paragraph" style:parent-style-name="Standard">
      <style:paragraph-properties fo:break-before="auto" fo:line-height="100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P78" style:family="paragraph" style:parent-style-name="Heading_20_2">
      <style:paragraph-properties fo:break-before="auto" fo:line-height="100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P80" style:family="paragraph" style:parent-style-name="Standard">
      <style:paragraph-properties fo:break-before="auto" fo:line-height="100%" style:writing-mode="lr-tb"/>
    </style:style>
    <style:style style:name="P81" style:family="paragraph" style:parent-style-name="Heading_20_2">
      <style:paragraph-properties fo:break-before="auto" fo:line-height="100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0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Heading_20_2">
      <style:paragraph-properties fo:break-before="auto" fo:line-height="100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P85" style:family="paragraph" style:parent-style-name="Standard">
      <style:paragraph-properties fo:break-before="auto" fo:line-height="100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P86" style:family="paragraph" style:parent-style-name="Standard">
      <style:paragraph-properties fo:break-before="auto" fo:line-height="100%" style:writing-mode="lr-tb"/>
    </style:style>
    <style:style style:name="P87" style:family="paragraph" style:parent-style-name="Heading_20_2">
      <style:paragraph-properties fo:break-before="auto" fo:line-height="100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P88" style:family="paragraph" style:parent-style-name="Standard">
      <style:paragraph-properties fo:break-before="auto" fo:line-height="100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P89" style:family="paragraph" style:parent-style-name="Standard">
      <style:paragraph-properties fo:break-before="auto" fo:line-height="100%" style:writing-mode="lr-tb"/>
    </style:style>
    <style:style style:name="P90" style:family="paragraph" style:parent-style-name="Heading_20_2">
      <style:paragraph-properties fo:break-before="auto" fo:line-height="100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line-height="100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Heading_20_2">
      <style:paragraph-properties fo:break-before="auto" fo:line-height="100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P94" style:family="paragraph" style:parent-style-name="Standard">
      <style:paragraph-properties fo:break-before="auto" fo:line-height="100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P95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bookmark-start text:name="h.gjdgxs"/><text:bookmark-end text:name="h.gjdgxs"/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"><text:span text:style-name="T2_1">Controle</text:span><text:span text:style-name="T2_2"><text:s/></text:span><text:span text:style-name="T2_3">de</text:span><text:span text:style-name="T2_4"><text:s/></text:span><text:span text:style-name="T2_5">Versões</text:span></text:p>
          </table:table-cell>
          <table:table-cell table:style-name="Cell2">
            <text:p text:style-name="P3"/>
          </table:table-cell>
          <table:table-cell table:style-name="Cell3">
            <text:p text:style-name="P4"/>
          </table:table-cell>
          <table:table-cell table:style-name="Cell4">
            <text:p text:style-name="P5"/>
          </table:table-cell>
        </table:table-row>
        <table:table-row table:style-name="Row2">
          <table:table-cell table:style-name="Cell5">
            <text:p text:style-name="P6"><text:span text:style-name="T6_1">Versão</text:span></text:p>
          </table:table-cell>
          <table:table-cell table:style-name="Cell6">
            <text:p text:style-name="P7"><text:span text:style-name="T7_1">Data</text:span></text:p>
          </table:table-cell>
          <table:table-cell table:style-name="Cell7">
            <text:p text:style-name="P8"><text:span text:style-name="T8_1">Autor</text:span></text:p>
          </table:table-cell>
          <table:table-cell table:style-name="Cell8">
            <text:p text:style-name="P9"><text:span text:style-name="T9_1">Notas</text:span><text:span text:style-name="T9_2"><text:s/></text:span><text:span text:style-name="T9_3">da</text:span><text:span text:style-name="T9_4"><text:s/></text:span><text:span text:style-name="T9_5">Revisão</text:span></text:p>
          </table:table-cell>
        </table:table-row>
        <table:table-row table:style-name="Row3">
          <table:table-cell table:style-name="Cell9">
            <text:p text:style-name="P10"><text:span text:style-name="T10_1">1.0</text:span></text:p>
          </table:table-cell>
          <table:table-cell table:style-name="Cell10">
            <text:p text:style-name="P11"><text:span text:style-name="T11_1">01/07/2015</text:span></text:p>
          </table:table-cell>
          <table:table-cell table:style-name="Cell11">
            <text:p text:style-name="P12"><text:span text:style-name="T12_1">Lucas</text:span><text:span text:style-name="T12_2"><text:s/></text:span><text:span text:style-name="T12_3">de</text:span><text:span text:style-name="T12_4"><text:s/></text:span><text:span text:style-name="T12_5">Assis</text:span><text:span text:style-name="T12_6"><text:s/></text:span><text:span text:style-name="T12_7">Rosa</text:span></text:p>
          </table:table-cell>
          <table:table-cell table:style-name="Cell12">
            <text:p text:style-name="P13"/>
          </table:table-cell>
        </table:table-row>
      </table:table>
      <text:p text:style-name="P14"/>
      <text:p text:style-name="P15"><text:span text:style-name="T15_1">Sumário</text:span></text:p>
      <text:p text:style-name="P16"><text:span text:style-name="T16_1"><text:a xlink:type="simple" xlink:href="#h.30j0zll"><text:span text:style-name="T16_2">Objetivo</text:span></text:a></text:span><text:span text:style-name="T16_3"><text:a xlink:type="simple" xlink:href="#h.30j0zll"><text:span text:style-name="T16_4"><text:s/></text:span></text:a></text:span><text:span text:style-name="T16_5"><text:a xlink:type="simple" xlink:href="#h.30j0zll"><text:span text:style-name="T16_6">do</text:span></text:a></text:span><text:span text:style-name="T16_7"><text:a xlink:type="simple" xlink:href="#h.30j0zll"><text:span text:style-name="T16_8"><text:s/></text:span></text:a></text:span><text:span text:style-name="T16_9"><text:a xlink:type="simple" xlink:href="#h.30j0zll"><text:span text:style-name="T16_10">Plano</text:span></text:a></text:span><text:span text:style-name="T16_11"><text:a xlink:type="simple" xlink:href="#h.30j0zll"><text:span text:style-name="T16_12"><text:s/></text:span></text:a></text:span><text:span text:style-name="T16_13"><text:a xlink:type="simple" xlink:href="#h.30j0zll"><text:span text:style-name="T16_14">de</text:span></text:a></text:span><text:span text:style-name="T16_15"><text:a xlink:type="simple" xlink:href="#h.30j0zll"><text:span text:style-name="T16_16"><text:s/></text:span></text:a></text:span><text:span text:style-name="T16_17"><text:a xlink:type="simple" xlink:href="#h.30j0zll"><text:span text:style-name="T16_18">gerenciamento</text:span></text:a></text:span><text:span text:style-name="T16_19"><text:a xlink:type="simple" xlink:href="#h.30j0zll"><text:span text:style-name="T16_20"><text:s/></text:span></text:a></text:span><text:span text:style-name="T16_21"><text:a xlink:type="simple" xlink:href="#h.30j0zll"><text:span text:style-name="T16_22">do</text:span></text:a></text:span><text:span text:style-name="T16_23"><text:a xlink:type="simple" xlink:href="#h.30j0zll"><text:span text:style-name="T16_24"><text:s/></text:span></text:a></text:span><text:span text:style-name="T16_25"><text:a xlink:type="simple" xlink:href="#h.30j0zll"><text:span text:style-name="T16_26">cronograma</text:span></text:a></text:span></text:p>
      <text:p text:style-name="P17"><text:span text:style-name="T17_1"><text:a xlink:type="simple" xlink:href="#h.1fob9te"><text:span text:style-name="T17_2">Método</text:span></text:a></text:span><text:span text:style-name="T17_3"><text:a xlink:type="simple" xlink:href="#h.1fob9te"><text:span text:style-name="T17_4"><text:s/></text:span></text:a></text:span><text:span text:style-name="T17_5"><text:a xlink:type="simple" xlink:href="#h.1fob9te"><text:span text:style-name="T17_6">de</text:span></text:a></text:span><text:span text:style-name="T17_7"><text:a xlink:type="simple" xlink:href="#h.1fob9te"><text:span text:style-name="T17_8"><text:s/></text:span></text:a></text:span><text:span text:style-name="T17_9"><text:a xlink:type="simple" xlink:href="#h.1fob9te"><text:span text:style-name="T17_10">gerenciamento</text:span></text:a></text:span><text:span text:style-name="T17_11"><text:a xlink:type="simple" xlink:href="#h.1fob9te"><text:span text:style-name="T17_12"><text:s/></text:span></text:a></text:span><text:span text:style-name="T17_13"><text:a xlink:type="simple" xlink:href="#h.1fob9te"><text:span text:style-name="T17_14">do</text:span></text:a></text:span><text:span text:style-name="T17_15"><text:a xlink:type="simple" xlink:href="#h.1fob9te"><text:span text:style-name="T17_16"><text:s/></text:span></text:a></text:span><text:span text:style-name="T17_17"><text:a xlink:type="simple" xlink:href="#h.1fob9te"><text:span text:style-name="T17_18">cronograma</text:span></text:a></text:span></text:p>
      <text:p text:style-name="P18"><text:span text:style-name="T18_1"><text:a xlink:type="simple" xlink:href="#h.3znysh7"><text:span text:style-name="T18_2">Processos</text:span></text:a></text:span><text:span text:style-name="T18_3"><text:a xlink:type="simple" xlink:href="#h.3znysh7"><text:span text:style-name="T18_4"><text:s/></text:span></text:a></text:span><text:span text:style-name="T18_5"><text:a xlink:type="simple" xlink:href="#h.3znysh7"><text:span text:style-name="T18_6">de</text:span></text:a></text:span><text:span text:style-name="T18_7"><text:a xlink:type="simple" xlink:href="#h.3znysh7"><text:span text:style-name="T18_8"><text:s/></text:span></text:a></text:span><text:span text:style-name="T18_9"><text:a xlink:type="simple" xlink:href="#h.3znysh7"><text:span text:style-name="T18_10">cronograma</text:span></text:a></text:span></text:p>
      <text:p text:style-name="P19"><text:span text:style-name="T19_1"><text:a xlink:type="simple" xlink:href="#h.2et92p0"><text:span text:style-name="T19_2">Documentos</text:span></text:a></text:span><text:span text:style-name="T19_3"><text:a xlink:type="simple" xlink:href="#h.2et92p0"><text:span text:style-name="T19_4"><text:s/></text:span></text:a></text:span><text:span text:style-name="T19_5"><text:a xlink:type="simple" xlink:href="#h.2et92p0"><text:span text:style-name="T19_6">padronizados</text:span></text:a></text:span><text:span text:style-name="T19_7"><text:a xlink:type="simple" xlink:href="#h.2et92p0"><text:span text:style-name="T19_8"><text:s/></text:span></text:a></text:span><text:span text:style-name="T19_9"><text:a xlink:type="simple" xlink:href="#h.2et92p0"><text:span text:style-name="T19_10">do</text:span></text:a></text:span><text:span text:style-name="T19_11"><text:a xlink:type="simple" xlink:href="#h.2et92p0"><text:span text:style-name="T19_12"><text:s/></text:span></text:a></text:span><text:span text:style-name="T19_13"><text:a xlink:type="simple" xlink:href="#h.2et92p0"><text:span text:style-name="T19_14">cronograma</text:span></text:a></text:span></text:p>
      <text:p text:style-name="P20"><text:span text:style-name="T20_1"><text:a xlink:type="simple" xlink:href="#h.tyjcwt"><text:span text:style-name="T20_2">Ferramentas</text:span></text:a></text:span></text:p>
      <text:p text:style-name="P21"><text:span text:style-name="T21_1"><text:a xlink:type="simple" xlink:href="#h.3dy6vkm"><text:span text:style-name="T21_2">Papéis</text:span></text:a></text:span><text:span text:style-name="T21_3"><text:a xlink:type="simple" xlink:href="#h.3dy6vkm"><text:span text:style-name="T21_4"><text:s/></text:span></text:a></text:span><text:span text:style-name="T21_5"><text:a xlink:type="simple" xlink:href="#h.3dy6vkm"><text:span text:style-name="T21_6">e</text:span></text:a></text:span><text:span text:style-name="T21_7"><text:a xlink:type="simple" xlink:href="#h.3dy6vkm"><text:span text:style-name="T21_8"><text:s/></text:span></text:a></text:span><text:span text:style-name="T21_9"><text:a xlink:type="simple" xlink:href="#h.3dy6vkm"><text:span text:style-name="T21_10">Responsabilidades</text:span></text:a></text:span><text:span text:style-name="T21_11"><text:a xlink:type="simple" xlink:href="#h.3dy6vkm"><text:span text:style-name="T21_12"><text:s/></text:span></text:a></text:span><text:span text:style-name="T21_13"><text:a xlink:type="simple" xlink:href="#h.3dy6vkm"><text:span text:style-name="T21_14">da</text:span></text:a></text:span><text:span text:style-name="T21_15"><text:a xlink:type="simple" xlink:href="#h.3dy6vkm"><text:span text:style-name="T21_16"><text:s/></text:span></text:a></text:span><text:span text:style-name="T21_17"><text:a xlink:type="simple" xlink:href="#h.3dy6vkm"><text:span text:style-name="T21_18">Equipe</text:span></text:a></text:span><text:span text:style-name="T21_19"><text:a xlink:type="simple" xlink:href="#h.3dy6vkm"><text:span text:style-name="T21_20"><text:s/></text:span></text:a></text:span><text:span text:style-name="T21_21"><text:a xlink:type="simple" xlink:href="#h.3dy6vkm"><text:span text:style-name="T21_22">do</text:span></text:a></text:span><text:span text:style-name="T21_23"><text:a xlink:type="simple" xlink:href="#h.3dy6vkm"><text:span text:style-name="T21_24"><text:s/></text:span></text:a></text:span><text:span text:style-name="T21_25"><text:a xlink:type="simple" xlink:href="#h.3dy6vkm"><text:span text:style-name="T21_26">Projeto</text:span></text:a></text:span></text:p>
      <text:p text:style-name="P22"><text:span text:style-name="T22_1"><text:a xlink:type="simple" xlink:href="#h.1t3h5sf"><text:span text:style-name="T22_2">Plano</text:span></text:a></text:span><text:span text:style-name="T22_3"><text:a xlink:type="simple" xlink:href="#h.1t3h5sf"><text:span text:style-name="T22_4"><text:s/></text:span></text:a></text:span><text:span text:style-name="T22_5"><text:a xlink:type="simple" xlink:href="#h.1t3h5sf"><text:span text:style-name="T22_6">de</text:span></text:a></text:span><text:span text:style-name="T22_7"><text:a xlink:type="simple" xlink:href="#h.1t3h5sf"><text:span text:style-name="T22_8"><text:s/></text:span></text:a></text:span><text:span text:style-name="T22_9"><text:a xlink:type="simple" xlink:href="#h.1t3h5sf"><text:span text:style-name="T22_10">gerenciamento</text:span></text:a></text:span><text:span text:style-name="T22_11"><text:a xlink:type="simple" xlink:href="#h.1t3h5sf"><text:span text:style-name="T22_12"><text:s/></text:span></text:a></text:span><text:span text:style-name="T22_13"><text:a xlink:type="simple" xlink:href="#h.1t3h5sf"><text:span text:style-name="T22_14">do</text:span></text:a></text:span><text:span text:style-name="T22_15"><text:a xlink:type="simple" xlink:href="#h.1t3h5sf"><text:span text:style-name="T22_16"><text:s/></text:span></text:a></text:span><text:span text:style-name="T22_17"><text:a xlink:type="simple" xlink:href="#h.1t3h5sf"><text:span text:style-name="T22_18">cronograma</text:span></text:a></text:span></text:p>
      <text:p text:style-name="P23"><text:span text:style-name="T23_1"><text:a xlink:type="simple" xlink:href="#h.4d34og8"><text:span text:style-name="T23_2">Definir</text:span></text:a></text:span><text:span text:style-name="T23_3"><text:a xlink:type="simple" xlink:href="#h.4d34og8"><text:span text:style-name="T23_4"><text:s/></text:span></text:a></text:span><text:span text:style-name="T23_5"><text:a xlink:type="simple" xlink:href="#h.4d34og8"><text:span text:style-name="T23_6">as</text:span></text:a></text:span><text:span text:style-name="T23_7"><text:a xlink:type="simple" xlink:href="#h.4d34og8"><text:span text:style-name="T23_8"><text:s/></text:span></text:a></text:span><text:span text:style-name="T23_9"><text:a xlink:type="simple" xlink:href="#h.4d34og8"><text:span text:style-name="T23_10">Atividades</text:span></text:a></text:span></text:p>
      <text:p text:style-name="P24"><text:span text:style-name="T24_1"><text:a xlink:type="simple" xlink:href="#h.2s8eyo1"><text:span text:style-name="T24_2">Sequenciar</text:span></text:a></text:span><text:span text:style-name="T24_3"><text:a xlink:type="simple" xlink:href="#h.2s8eyo1"><text:span text:style-name="T24_4"><text:s/></text:span></text:a></text:span><text:span text:style-name="T24_5"><text:a xlink:type="simple" xlink:href="#h.2s8eyo1"><text:span text:style-name="T24_6">as</text:span></text:a></text:span><text:span text:style-name="T24_7"><text:a xlink:type="simple" xlink:href="#h.2s8eyo1"><text:span text:style-name="T24_8"><text:s/></text:span></text:a></text:span><text:span text:style-name="T24_9"><text:a xlink:type="simple" xlink:href="#h.2s8eyo1"><text:span text:style-name="T24_10">Atividades</text:span></text:a></text:span></text:p>
      <text:p text:style-name="P25"><text:span text:style-name="T25_1"><text:a xlink:type="simple" xlink:href="#h.17dp8vu"><text:span text:style-name="T25_2">Estimar</text:span></text:a></text:span><text:span text:style-name="T25_3"><text:a xlink:type="simple" xlink:href="#h.17dp8vu"><text:span text:style-name="T25_4"><text:s/></text:span></text:a></text:span><text:span text:style-name="T25_5"><text:a xlink:type="simple" xlink:href="#h.17dp8vu"><text:span text:style-name="T25_6">os</text:span></text:a></text:span><text:span text:style-name="T25_7"><text:a xlink:type="simple" xlink:href="#h.17dp8vu"><text:span text:style-name="T25_8"><text:s/></text:span></text:a></text:span><text:span text:style-name="T25_9"><text:a xlink:type="simple" xlink:href="#h.17dp8vu"><text:span text:style-name="T25_10">Recursos</text:span></text:a></text:span><text:span text:style-name="T25_11"><text:a xlink:type="simple" xlink:href="#h.17dp8vu"><text:span text:style-name="T25_12"><text:s/></text:span></text:a></text:span><text:span text:style-name="T25_13"><text:a xlink:type="simple" xlink:href="#h.17dp8vu"><text:span text:style-name="T25_14">da</text:span></text:a></text:span><text:span text:style-name="T25_15"><text:a xlink:type="simple" xlink:href="#h.17dp8vu"><text:span text:style-name="T25_16"><text:s/></text:span></text:a></text:span><text:span text:style-name="T25_17"><text:a xlink:type="simple" xlink:href="#h.17dp8vu"><text:span text:style-name="T25_18">Atividade</text:span></text:a></text:span></text:p>
      <text:p text:style-name="P26"><text:span text:style-name="T26_1"><text:a xlink:type="simple" xlink:href="#h.3rdcrjn"><text:span text:style-name="T26_2">Estimar</text:span></text:a></text:span><text:span text:style-name="T26_3"><text:a xlink:type="simple" xlink:href="#h.3rdcrjn"><text:span text:style-name="T26_4"><text:s/></text:span></text:a></text:span><text:span text:style-name="T26_5"><text:a xlink:type="simple" xlink:href="#h.3rdcrjn"><text:span text:style-name="T26_6">a</text:span></text:a></text:span><text:span text:style-name="T26_7"><text:a xlink:type="simple" xlink:href="#h.3rdcrjn"><text:span text:style-name="T26_8"><text:s/></text:span></text:a></text:span><text:span text:style-name="T26_9"><text:a xlink:type="simple" xlink:href="#h.3rdcrjn"><text:span text:style-name="T26_10">Duração</text:span></text:a></text:span><text:span text:style-name="T26_11"><text:a xlink:type="simple" xlink:href="#h.3rdcrjn"><text:span text:style-name="T26_12"><text:s/></text:span></text:a></text:span><text:span text:style-name="T26_13"><text:a xlink:type="simple" xlink:href="#h.3rdcrjn"><text:span text:style-name="T26_14">da</text:span></text:a></text:span><text:span text:style-name="T26_15"><text:a xlink:type="simple" xlink:href="#h.3rdcrjn"><text:span text:style-name="T26_16"><text:s/></text:span></text:a></text:span><text:span text:style-name="T26_17"><text:a xlink:type="simple" xlink:href="#h.3rdcrjn"><text:span text:style-name="T26_18">Atividade</text:span></text:a></text:span></text:p>
      <text:p text:style-name="P27"><text:span text:style-name="T27_1"><text:a xlink:type="simple" xlink:href="#h.26in1rg"><text:span text:style-name="T27_2">Desenvolver</text:span></text:a></text:span><text:span text:style-name="T27_3"><text:a xlink:type="simple" xlink:href="#h.26in1rg"><text:span text:style-name="T27_4"><text:s/></text:span></text:a></text:span><text:span text:style-name="T27_5"><text:a xlink:type="simple" xlink:href="#h.26in1rg"><text:span text:style-name="T27_6">o</text:span></text:a></text:span><text:span text:style-name="T27_7"><text:a xlink:type="simple" xlink:href="#h.26in1rg"><text:span text:style-name="T27_8"><text:s/></text:span></text:a></text:span><text:span text:style-name="T27_9"><text:a xlink:type="simple" xlink:href="#h.26in1rg"><text:span text:style-name="T27_10">cronograma</text:span></text:a></text:span></text:p>
      <text:p text:style-name="P28"><text:span text:style-name="T28_1"><text:a xlink:type="simple" xlink:href="#h.lnxbz9"><text:span text:style-name="T28_2">Controlar</text:span></text:a></text:span><text:span text:style-name="T28_3"><text:a xlink:type="simple" xlink:href="#h.lnxbz9"><text:span text:style-name="T28_4"><text:s/></text:span></text:a></text:span><text:span text:style-name="T28_5"><text:a xlink:type="simple" xlink:href="#h.lnxbz9"><text:span text:style-name="T28_6">o</text:span></text:a></text:span><text:span text:style-name="T28_7"><text:a xlink:type="simple" xlink:href="#h.lnxbz9"><text:span text:style-name="T28_8"><text:s/></text:span></text:a></text:span><text:span text:style-name="T28_9"><text:a xlink:type="simple" xlink:href="#h.lnxbz9"><text:span text:style-name="T28_10">cronograma</text:span></text:a></text:span></text:p>
      <text:p text:style-name="P29"/>
      <text:p text:style-name="P30"/>
      <text:p text:style-name="P31"/>
      <text:h text:style-name="P32" text:outline-level="10"><text:bookmark-start text:name="h.30j0zll"/><text:bookmark-end text:name="h.30j0zll"/><text:span text:style-name="T32_1">Objetivo</text:span><text:span text:style-name="T32_2"><text:s/></text:span><text:span text:style-name="T32_3">do</text:span><text:span text:style-name="T32_4"><text:s/></text:span><text:span text:style-name="T32_5">Plano</text:span><text:span text:style-name="T32_6"><text:s/></text:span><text:span text:style-name="T32_7">de</text:span><text:span text:style-name="T32_8"><text:s/></text:span><text:span text:style-name="T32_9">gerenciamento</text:span><text:span text:style-name="T32_10"><text:s/></text:span><text:span text:style-name="T32_11">do</text:span><text:span text:style-name="T32_12"><text:s/></text:span><text:span text:style-name="T32_13">cronograma</text:span></text:h>
      <text:p text:style-name="P33"><text:span text:style-name="T33_1">O</text:span><text:span text:style-name="T33_2"><text:s/></text:span><text:span text:style-name="T33_3">Plano</text:span><text:span text:style-name="T33_4"><text:s/></text:span><text:span text:style-name="T33_5">de</text:span><text:span text:style-name="T33_6"><text:s/></text:span><text:span text:style-name="T33_7">gerenciamento</text:span><text:span text:style-name="T33_8"><text:s/></text:span><text:span text:style-name="T33_9">do</text:span><text:span text:style-name="T33_10"><text:s/></text:span><text:span text:style-name="T33_11">cronograma</text:span><text:span text:style-name="T33_12"><text:s/></text:span><text:span text:style-name="T33_13">descreve</text:span><text:span text:style-name="T33_14"><text:s/></text:span><text:span text:style-name="T33_15">como</text:span><text:span text:style-name="T33_16"><text:s/></text:span><text:span text:style-name="T33_17">os</text:span><text:span text:style-name="T33_18"><text:s/></text:span><text:span text:style-name="T33_19">processos</text:span><text:span text:style-name="T33_20"><text:s/></text:span><text:span text:style-name="T33_21">relacionados</text:span><text:span text:style-name="T33_22"><text:s/></text:span><text:span text:style-name="T33_23">ao</text:span><text:span text:style-name="T33_24"><text:s/></text:span><text:span text:style-name="T33_25">cronograma</text:span><text:span text:style-name="T33_26"><text:s/></text:span><text:span text:style-name="T33_27">do</text:span><text:span text:style-name="T33_28"><text:s/></text:span><text:span text:style-name="T33_29">projeto</text:span><text:span text:style-name="T33_30"><text:s/></text:span><text:span text:style-name="T33_31">serão</text:span><text:span text:style-name="T33_32"><text:s/></text:span><text:span text:style-name="T33_33">executados</text:span><text:span text:style-name="T33_34">,<text:s/></text:span><text:span text:style-name="T33_35">controlados</text:span><text:span text:style-name="T33_36">,<text:s/></text:span><text:span text:style-name="T33_37">monitorados</text:span><text:span text:style-name="T33_38"><text:s/></text:span><text:span text:style-name="T33_39">e</text:span><text:span text:style-name="T33_40"><text:s/></text:span><text:span text:style-name="T33_41">encerrados</text:span><text:span text:style-name="T33_42">,<text:s/></text:span><text:span text:style-name="T33_43">além</text:span><text:span text:style-name="T33_44"><text:s/></text:span><text:span text:style-name="T33_45">de</text:span><text:span text:style-name="T33_46"><text:s/></text:span><text:span text:style-name="T33_47">servir</text:span><text:span text:style-name="T33_48"><text:s/></text:span><text:span text:style-name="T33_49">como</text:span><text:span text:style-name="T33_50"><text:s/></text:span><text:span text:style-name="T33_51">guia</text:span><text:span text:style-name="T33_52"><text:s/></text:span><text:span text:style-name="T33_53">para</text:span><text:span text:style-name="T33_54"><text:s/></text:span><text:span text:style-name="T33_55">a</text:span><text:span text:style-name="T33_56"><text:s/></text:span><text:span text:style-name="T33_57">equipe</text:span><text:span text:style-name="T33_58"><text:s/></text:span><text:span text:style-name="T33_59">durante</text:span><text:span text:style-name="T33_60"><text:s/></text:span><text:span text:style-name="T33_61">todo</text:span><text:span text:style-name="T33_62"><text:s/></text:span><text:span text:style-name="T33_63">o</text:span><text:span text:style-name="T33_64"><text:s/></text:span><text:span text:style-name="T33_65">projeto</text:span><text:span text:style-name="T33_66">,<text:s/></text:span><text:span text:style-name="T33_67">permitindo</text:span><text:span text:style-name="T33_68"><text:s/></text:span><text:span text:style-name="T33_69">o</text:span><text:span text:style-name="T33_70"><text:s/></text:span><text:span text:style-name="T33_71">seu</text:span><text:span text:style-name="T33_72"><text:s/></text:span><text:span text:style-name="T33_73">acompanhamento</text:span><text:span text:style-name="T33_74">.</text:span></text:p>
      <text:p text:style-name="P34"/>
      <text:h text:style-name="P35" text:outline-level="10"><text:bookmark-start text:name="h.1fob9te"/><text:bookmark-end text:name="h.1fob9te"/><text:span text:style-name="T35_1">Método</text:span><text:span text:style-name="T35_2"><text:s/></text:span><text:span text:style-name="T35_3">de</text:span><text:span text:style-name="T35_4"><text:s/></text:span><text:span text:style-name="T35_5">gerenciamento</text:span><text:span text:style-name="T35_6"><text:s/></text:span><text:span text:style-name="T35_7">do</text:span><text:span text:style-name="T35_8"><text:s/></text:span><text:span text:style-name="T35_9">cronograma</text:span><text:span text:style-name="T35_10"><text:s/></text:span></text:h>
      <text:p text:style-name="P36"><text:span text:style-name="T36_1">O</text:span><text:span text:style-name="T36_2"><text:s/></text:span><text:span text:style-name="T36_3">cronograma</text:span><text:span text:style-name="T36_4"><text:s/></text:span><text:span text:style-name="T36_5">sera</text:span><text:span text:style-name="T36_6"><text:s/></text:span><text:span text:style-name="T36_7">gerenciado</text:span><text:span text:style-name="T36_8"><text:s/></text:span><text:span text:style-name="T36_9">utilizando</text:span><text:span text:style-name="T36_10"><text:s/></text:span><text:span text:style-name="T36_11">a</text:span><text:span text:style-name="T36_12"><text:s/></text:span><text:span text:style-name="T36_13">ferramenta</text:span><text:span text:style-name="T36_14"><text:s/></text:span><text:span text:style-name="T36_15">KanbanFlow</text:span><text:span text:style-name="T36_16">,<text:s/></text:span><text:span text:style-name="T36_17">mas</text:span><text:span text:style-name="T36_18"><text:s/></text:span><text:span text:style-name="T36_19">o</text:span><text:span text:style-name="T36_20"><text:s/></text:span><text:span text:style-name="T36_21">processo</text:span><text:span text:style-name="T36_22"><text:s/></text:span><text:span text:style-name="T36_23">para</text:span><text:span text:style-name="T36_24"><text:s/></text:span><text:span text:style-name="T36_25">realizar</text:span><text:span text:style-name="T36_26"><text:s/></text:span><text:span text:style-name="T36_27">tal</text:span><text:span text:style-name="T36_28"><text:s/></text:span><text:span text:style-name="T36_29">monitoramento</text:span><text:span text:style-name="T36_30"><text:s/></text:span><text:span text:style-name="T36_31">será</text:span><text:span text:style-name="T36_32"><text:s/></text:span><text:span text:style-name="T36_33">detalhado</text:span><text:span text:style-name="T36_34"><text:s/></text:span><text:span text:style-name="T36_35">abaixo</text:span><text:span text:style-name="T36_36">:</text:span></text:p>
      <text:h text:style-name="P37" text:outline-level="10"><text:bookmark-start text:name="h.3znysh7"/><text:bookmark-end text:name="h.3znysh7"/><text:span text:style-name="T37_1">Processos</text:span><text:span text:style-name="T37_2"><text:s/></text:span><text:span text:style-name="T37_3">de</text:span><text:span text:style-name="T37_4"><text:s/></text:span><text:span text:style-name="T37_5">cronograma</text:span></text:h>
      <text:p text:style-name="P38"/>
      <text:p text:style-name="P39"><text:span text:style-name="T39_1">Definir</text:span><text:span text:style-name="T39_2"><text:s/></text:span><text:span text:style-name="T39_3">as</text:span><text:span text:style-name="T39_4"><text:s/></text:span><text:span text:style-name="T39_5">Atividades</text:span></text:p>
      <text:p text:style-name="P40"><text:span text:style-name="T40_1"><text:tab/></text:span><text:span text:style-name="T40_2">Identificar</text:span><text:span text:style-name="T40_3"><text:s/></text:span><text:span text:style-name="T40_4">as</text:span><text:span text:style-name="T40_5"><text:s/></text:span><text:span text:style-name="T40_6">atividades</text:span><text:span text:style-name="T40_7"><text:s/></text:span><text:span text:style-name="T40_8">específicas</text:span><text:span text:style-name="T40_9"><text:s/></text:span><text:span text:style-name="T40_10">que</text:span><text:span text:style-name="T40_11"><text:s/></text:span><text:span text:style-name="T40_12">devem</text:span><text:span text:style-name="T40_13"><text:s/></text:span><text:span text:style-name="T40_14">ser</text:span><text:span text:style-name="T40_15"><text:s/></text:span><text:span text:style-name="T40_16">executadas</text:span><text:span text:style-name="T40_17"><text:s/></text:span><text:span text:style-name="T40_18">para</text:span><text:span text:style-name="T40_19"><text:s/></text:span><text:span text:style-name="T40_20">produzir</text:span><text:span text:style-name="T40_21"><text:s/></text:span><text:span text:style-name="T40_22">as</text:span><text:span text:style-name="T40_23"><text:s/></text:span><text:span text:style-name="T40_24">entregas</text:span><text:span text:style-name="T40_25"><text:s/></text:span><text:span text:style-name="T40_26">do</text:span><text:span text:style-name="T40_27"><text:s/></text:span><text:span text:style-name="T40_28">projeto</text:span><text:span text:style-name="T40_29">.</text:span></text:p>
      <text:p text:style-name="P41"/>
      <text:p text:style-name="P42"><text:span text:style-name="T42_1">Sequenciar</text:span><text:span text:style-name="T42_2"><text:s/></text:span><text:span text:style-name="T42_3">as</text:span><text:span text:style-name="T42_4"><text:s/></text:span><text:span text:style-name="T42_5">Atividades</text:span></text:p>
      <text:p text:style-name="P43"><text:span text:style-name="T43_1"><text:tab/></text:span><text:span text:style-name="T43_2">Identificar</text:span><text:span text:style-name="T43_3"><text:s/></text:span><text:span text:style-name="T43_4">e</text:span><text:span text:style-name="T43_5"><text:s/></text:span><text:span text:style-name="T43_6">documentar</text:span><text:span text:style-name="T43_7"><text:s/></text:span><text:span text:style-name="T43_8">as</text:span><text:span text:style-name="T43_9"><text:s/></text:span><text:span text:style-name="T43_10">relações</text:span><text:span text:style-name="T43_11"><text:s/></text:span><text:span text:style-name="T43_12">de</text:span><text:span text:style-name="T43_13"><text:s/></text:span><text:span text:style-name="T43_14">dependência</text:span><text:span text:style-name="T43_15"><text:s/></text:span><text:span text:style-name="T43_16">entre</text:span><text:span text:style-name="T43_17"><text:s/></text:span><text:span text:style-name="T43_18">as</text:span><text:span text:style-name="T43_19"><text:s/></text:span><text:span text:style-name="T43_20">atividades</text:span><text:span text:style-name="T43_21">.</text:span></text:p>
      <text:p text:style-name="P44"/>
      <text:p text:style-name="P45"><text:span text:style-name="T45_1">Estimar</text:span><text:span text:style-name="T45_2"><text:s/></text:span><text:span text:style-name="T45_3">os</text:span><text:span text:style-name="T45_4"><text:s/></text:span><text:span text:style-name="T45_5">Recursos</text:span><text:span text:style-name="T45_6"><text:s/></text:span><text:span text:style-name="T45_7">da</text:span><text:span text:style-name="T45_8"><text:s/></text:span><text:span text:style-name="T45_9">Atividade</text:span></text:p>
      <text:p text:style-name="P46"><text:span text:style-name="T46_1"><text:tab/></text:span><text:span text:style-name="T46_2">Estimar</text:span><text:span text:style-name="T46_3"><text:s/></text:span><text:span text:style-name="T46_4">o</text:span><text:span text:style-name="T46_5"><text:s/></text:span><text:span text:style-name="T46_6">tipo</text:span><text:span text:style-name="T46_7"><text:s/></text:span><text:span text:style-name="T46_8">e</text:span><text:span text:style-name="T46_9"><text:s/></text:span><text:span text:style-name="T46_10">quantidade</text:span><text:span text:style-name="T46_11"><text:s/></text:span><text:span text:style-name="T46_12">dos</text:span><text:span text:style-name="T46_13"><text:s/></text:span><text:span text:style-name="T46_14">recursos</text:span><text:span text:style-name="T46_15"><text:s/></text:span><text:span text:style-name="T46_16">necessários</text:span><text:span text:style-name="T46_17"><text:s/></text:span><text:span text:style-name="T46_18">para</text:span><text:span text:style-name="T46_19"><text:s/></text:span><text:span text:style-name="T46_20">executar</text:span><text:span text:style-name="T46_21"><text:s/></text:span><text:span text:style-name="T46_22">cada</text:span><text:span text:style-name="T46_23"><text:s/></text:span><text:span text:style-name="T46_24">atividade</text:span><text:span text:style-name="T46_25">.</text:span></text:p>
      <text:p text:style-name="P47"/>
      <text:p text:style-name="P48"><text:span text:style-name="T48_1">Estimar</text:span><text:span text:style-name="T48_2"><text:s/></text:span><text:span text:style-name="T48_3">a</text:span><text:span text:style-name="T48_4"><text:s/></text:span><text:span text:style-name="T48_5">Duração</text:span><text:span text:style-name="T48_6"><text:s/></text:span><text:span text:style-name="T48_7">da</text:span><text:span text:style-name="T48_8"><text:s/></text:span><text:span text:style-name="T48_9">Atividade</text:span></text:p>
      <text:p text:style-name="P49"><text:span text:style-name="T49_1"><text:tab/></text:span><text:span text:style-name="T49_2">Estimar</text:span><text:span text:style-name="T49_3"><text:s/></text:span><text:span text:style-name="T49_4">a</text:span><text:span text:style-name="T49_5"><text:s/></text:span><text:span text:style-name="T49_6">quantidade</text:span><text:span text:style-name="T49_7"><text:s/></text:span><text:span text:style-name="T49_8">de</text:span><text:span text:style-name="T49_9"><text:s/></text:span><text:span text:style-name="T49_10">períodos</text:span><text:span text:style-name="T49_11"><text:s/></text:span><text:span text:style-name="T49_12">de</text:span><text:span text:style-name="T49_13"><text:s/></text:span><text:span text:style-name="T49_14">trabalho</text:span><text:span text:style-name="T49_15"><text:s/></text:span><text:span text:style-name="T49_16">que</text:span><text:span text:style-name="T49_17"><text:s/></text:span><text:span text:style-name="T49_18">serão</text:span><text:span text:style-name="T49_19"><text:s/></text:span><text:span text:style-name="T49_20">necessários</text:span><text:span text:style-name="T49_21"><text:s/></text:span><text:span text:style-name="T49_22">para</text:span><text:span text:style-name="T49_23"><text:s/></text:span><text:span text:style-name="T49_24">completar</text:span><text:span text:style-name="T49_25"><text:s/></text:span><text:span text:style-name="T49_26">cada</text:span><text:span text:style-name="T49_27"><text:s/></text:span><text:span text:style-name="T49_28">atividade</text:span><text:span text:style-name="T49_29">.</text:span></text:p>
      <text:p text:style-name="P50"/>
      <text:p text:style-name="P51"><text:span text:style-name="T51_1">Desenvolver</text:span><text:span text:style-name="T51_2"><text:s/></text:span><text:span text:style-name="T51_3">o</text:span><text:span text:style-name="T51_4"><text:s/></text:span><text:span text:style-name="T51_5">Cronograma</text:span></text:p>
      <text:p text:style-name="P52"><text:span text:style-name="T52_1"><text:tab/></text:span><text:span text:style-name="T52_2">Analisar</text:span><text:span text:style-name="T52_3"><text:s/></text:span><text:span text:style-name="T52_4">a</text:span><text:span text:style-name="T52_5"><text:s/></text:span><text:span text:style-name="T52_6">sequência</text:span><text:span text:style-name="T52_7"><text:s/></text:span><text:span text:style-name="T52_8">das</text:span><text:span text:style-name="T52_9"><text:s/></text:span><text:span text:style-name="T52_10">atividades</text:span><text:span text:style-name="T52_11">,<text:s/></text:span><text:span text:style-name="T52_12">sua</text:span><text:span text:style-name="T52_13"><text:s/></text:span><text:span text:style-name="T52_14">duração</text:span><text:span text:style-name="T52_15">,<text:s/></text:span><text:span text:style-name="T52_16">seus</text:span><text:span text:style-name="T52_17"><text:s/></text:span><text:span text:style-name="T52_18">recursos</text:span><text:span text:style-name="T52_19"><text:s/></text:span><text:span text:style-name="T52_20">e</text:span><text:span text:style-name="T52_21"><text:s/></text:span><text:span text:style-name="T52_22">suas</text:span><text:span text:style-name="T52_23"><text:s/></text:span><text:span text:style-name="T52_24">restrições</text:span><text:span text:style-name="T52_25"><text:s/></text:span><text:span text:style-name="T52_26">para</text:span><text:span text:style-name="T52_27"><text:s/></text:span><text:span text:style-name="T52_28">criar</text:span><text:span text:style-name="T52_29"><text:s/></text:span><text:span text:style-name="T52_30">o</text:span><text:span text:style-name="T52_31"><text:s/></text:span><text:span text:style-name="T52_32">cronograma</text:span><text:span text:style-name="T52_33"><text:s/></text:span><text:span text:style-name="T52_34">do</text:span><text:span text:style-name="T52_35"><text:s/></text:span><text:span text:style-name="T52_36">projeto</text:span><text:span text:style-name="T52_37">.</text:span></text:p>
      <text:p text:style-name="P53"/>
      <text:p text:style-name="P54"><text:span text:style-name="T54_1">Controlar</text:span><text:span text:style-name="T54_2"><text:s/></text:span><text:span text:style-name="T54_3">o</text:span><text:span text:style-name="T54_4"><text:s/></text:span><text:span text:style-name="T54_5">Cronograma</text:span></text:p>
      <text:p text:style-name="P55"><text:span text:style-name="T55_1"><text:tab/></text:span><text:span text:style-name="T55_2">Controlar</text:span><text:span text:style-name="T55_3"><text:s/></text:span><text:span text:style-name="T55_4">as</text:span><text:span text:style-name="T55_5"><text:s/></text:span><text:span text:style-name="T55_6">mudanças</text:span><text:span text:style-name="T55_7"><text:s/></text:span><text:span text:style-name="T55_8">no</text:span><text:span text:style-name="T55_9"><text:s/></text:span><text:span text:style-name="T55_10">cronograma</text:span><text:span text:style-name="T55_11">.<text:s/></text:span></text:p>
      <text:p text:style-name="P56"/>
      <text:h text:style-name="P57" text:outline-level="10"><text:bookmark-start text:name="h.2et92p0"/><text:bookmark-end text:name="h.2et92p0"/><text:span text:style-name="T57_1">Documentos</text:span><text:span text:style-name="T57_2"><text:s/></text:span><text:span text:style-name="T57_3">padronizados</text:span><text:span text:style-name="T57_4"><text:s/></text:span><text:span text:style-name="T57_5">do</text:span><text:span text:style-name="T57_6"><text:s/></text:span><text:span text:style-name="T57_7">cronograma</text:span></text:h>
      <table:table table:style-name="Table2">
        <table:table-column table:style-name="Column5"/>
        <table:table-column table:style-name="Column6"/>
        <table:table-column table:style-name="Column7"/>
        <table:table-row table:style-name="Row4">
          <table:table-cell table:style-name="Cell13">
            <text:p text:style-name="P58"><text:span text:style-name="T58_1">Documento</text:span></text:p>
          </table:table-cell>
          <table:table-cell table:style-name="Cell14">
            <text:p text:style-name="P59"><text:span text:style-name="T59_1">Descrição</text:span></text:p>
          </table:table-cell>
          <table:table-cell table:style-name="Cell15">
            <text:p text:style-name="P60"><text:span text:style-name="T60_1">Responsável</text:span></text:p>
          </table:table-cell>
        </table:table-row>
        <table:table-row table:style-name="Row5">
          <table:table-cell table:style-name="Cell16">
            <text:p text:style-name="P61"><text:span text:style-name="T61_1">Cronograma</text:span><text:span text:style-name="T61_2"><text:s/></text:span><text:span text:style-name="T61_3">do</text:span><text:span text:style-name="T61_4"><text:s/></text:span><text:span text:style-name="T61_5">Projeto</text:span></text:p>
          </table:table-cell>
          <table:table-cell table:style-name="Cell17">
            <text:p text:style-name="P62"><text:span text:style-name="T62_1">Será</text:span><text:span text:style-name="T62_2"><text:s/></text:span><text:span text:style-name="T62_3">utilizada</text:span><text:span text:style-name="T62_4"><text:s/></text:span><text:span text:style-name="T62_5">a</text:span><text:span text:style-name="T62_6"><text:s/></text:span><text:span text:style-name="T62_7">ferramenta</text:span><text:span text:style-name="T62_8"><text:s/></text:span><text:span text:style-name="T62_9">do</text:span><text:span text:style-name="T62_10"><text:s/></text:span><text:span text:style-name="T62_11">KanbanFlow</text:span><text:span text:style-name="T62_12"><text:s/></text:span><text:span text:style-name="T62_13">para</text:span><text:span text:style-name="T62_14"><text:s/></text:span><text:span text:style-name="T62_15">gerenciar</text:span><text:span text:style-name="T62_16"><text:s/></text:span><text:span text:style-name="T62_17">o</text:span><text:span text:style-name="T62_18"><text:s/></text:span><text:span text:style-name="T62_19">cronograma</text:span><text:span text:style-name="T62_20"><text:s/></text:span><text:span text:style-name="T62_21">do</text:span><text:span text:style-name="T62_22"><text:s/></text:span><text:span text:style-name="T62_23">projeto</text:span><text:span text:style-name="T62_24">,<text:s/></text:span><text:span text:style-name="T62_25">com</text:span><text:span text:style-name="T62_26"><text:s/></text:span><text:span text:style-name="T62_27">os</text:span><text:span text:style-name="T62_28"><text:s/></text:span><text:span text:style-name="T62_29">entregáveis</text:span><text:span text:style-name="T62_30"><text:s/></text:span><text:span text:style-name="T62_31">e</text:span><text:span text:style-name="T62_32"><text:s/></text:span><text:span text:style-name="T62_33">suas</text:span><text:span text:style-name="T62_34"><text:s/></text:span><text:span text:style-name="T62_35">respectivas</text:span><text:span text:style-name="T62_36"><text:s/></text:span><text:span text:style-name="T62_37">datas</text:span><text:span text:style-name="T62_38"><text:s/></text:span><text:span text:style-name="T62_39">e</text:span><text:span text:style-name="T62_40"><text:s/></text:span><text:span text:style-name="T62_41">responsáveis</text:span><text:span text:style-name="T62_42"><text:s/></text:span><text:span text:style-name="T62_43">feitas</text:span><text:span text:style-name="T62_44"><text:s/></text:span><text:span text:style-name="T62_45">pela</text:span><text:span text:style-name="T62_46"><text:s/></text:span><text:span text:style-name="T62_47">ferramenta</text:span><text:span text:style-name="T62_48">.</text:span></text:p>
          </table:table-cell>
          <table:table-cell table:style-name="Cell18">
            <text:p text:style-name="P63"><text:span text:style-name="T63_1">Lucas</text:span><text:span text:style-name="T63_2"><text:s/></text:span><text:span text:style-name="T63_3">de</text:span><text:span text:style-name="T63_4"><text:s/></text:span><text:span text:style-name="T63_5">Assis</text:span><text:span text:style-name="T63_6"><text:s/></text:span><text:span text:style-name="T63_7">Rosa</text:span></text:p>
          </table:table-cell>
        </table:table-row>
      </table:table>
      <text:h text:style-name="P64" text:outline-level="10"><text:bookmark-start text:name="h.tyjcwt"/><text:bookmark-end text:name="h.tyjcwt"/><text:span text:style-name="T64_1">Ferramentas</text:span></text:h>
      <text:p text:style-name="P65"><text:span text:style-name="T65_1">A</text:span><text:span text:style-name="T65_2"><text:s/></text:span><text:span text:style-name="T65_3">ferramenta</text:span><text:span text:style-name="T65_4"><text:s/></text:span><text:span text:style-name="T65_5">utilizada</text:span><text:span text:style-name="T65_6"><text:s/></text:span><text:span text:style-name="T65_7">será</text:span><text:span text:style-name="T65_8"><text:s/></text:span><text:span text:style-name="T65_9">o</text:span><text:span text:style-name="T65_10"><text:s/></text:span><text:span text:style-name="T65_11">KanbanFlow</text:span><text:span text:style-name="T65_12">,<text:s/></text:span><text:span text:style-name="T65_13">que</text:span><text:span text:style-name="T65_14"><text:s/></text:span><text:span text:style-name="T65_15">permite</text:span><text:span text:style-name="T65_16"><text:s/></text:span><text:span text:style-name="T65_17">gerenciar</text:span><text:span text:style-name="T65_18"><text:s/></text:span><text:span text:style-name="T65_19">o</text:span><text:span text:style-name="T65_20"><text:s/></text:span><text:span text:style-name="T65_21">cronograma</text:span><text:span text:style-name="T65_22"><text:s/></text:span><text:span text:style-name="T65_23">do</text:span><text:span text:style-name="T65_24"><text:s/></text:span><text:span text:style-name="T65_25">projeto</text:span><text:span text:style-name="T65_26"><text:s/></text:span><text:span text:style-name="T65_27">completamente</text:span><text:span text:style-name="T65_28">,<text:s/></text:span><text:span text:style-name="T65_29">com</text:span><text:span text:style-name="T65_30"><text:s/></text:span><text:span text:style-name="T65_31">atribuição</text:span><text:span text:style-name="T65_32"><text:s/></text:span><text:span text:style-name="T65_33">de</text:span><text:span text:style-name="T65_34"><text:s/></text:span><text:span text:style-name="T65_35">responsabilidades</text:span><text:span text:style-name="T65_36"><text:s/></text:span><text:span text:style-name="T65_37">para</text:span><text:span text:style-name="T65_38"><text:s/></text:span><text:span text:style-name="T65_39">cada</text:span><text:span text:style-name="T65_40"><text:s/></text:span><text:span text:style-name="T65_41">tarefa</text:span><text:span text:style-name="T65_42">,<text:s/></text:span><text:span text:style-name="T65_43">criação</text:span><text:span text:style-name="T65_44"><text:s/></text:span><text:span text:style-name="T65_45">fácil</text:span><text:span text:style-name="T65_46"><text:s/></text:span><text:span text:style-name="T65_47">de</text:span><text:span text:style-name="T65_48"><text:s/></text:span><text:span text:style-name="T65_49">tarefas</text:span><text:span text:style-name="T65_50"><text:s/></text:span><text:span text:style-name="T65_51">e</text:span><text:span text:style-name="T65_52"><text:s/></text:span><text:span text:style-name="T65_53">sua</text:span><text:span text:style-name="T65_54"><text:s/></text:span><text:span text:style-name="T65_55">respectiva</text:span><text:span text:style-name="T65_56"><text:s/></text:span><text:span text:style-name="T65_57">organização</text:span><text:span text:style-name="T65_58">,<text:s/></text:span><text:span text:style-name="T65_59">adicionar</text:span><text:span text:style-name="T65_60"><text:s/></text:span><text:span text:style-name="T65_61">datas</text:span><text:span text:style-name="T65_62"><text:s/></text:span><text:span text:style-name="T65_63">e</text:span><text:span text:style-name="T65_64"><text:s/></text:span><text:span text:style-name="T65_65">as</text:span><text:span text:style-name="T65_66"><text:s/></text:span><text:span text:style-name="T65_67">comunicar</text:span><text:span text:style-name="T65_68"><text:s/></text:span><text:span text:style-name="T65_69">automaticamente</text:span><text:span text:style-name="T65_70"><text:s/></text:span><text:span text:style-name="T65_71">para</text:span><text:span text:style-name="T65_72"><text:s/></text:span><text:span text:style-name="T65_73">os</text:span><text:span text:style-name="T65_74"><text:s/></text:span><text:span text:style-name="T65_75">responsáveis</text:span><text:span text:style-name="T65_76"><text:s/></text:span><text:span text:style-name="T65_77">e</text:span><text:span text:style-name="T65_78"><text:s/></text:span><text:span text:style-name="T65_79">geração</text:span><text:span text:style-name="T65_80"><text:s/></text:span><text:span text:style-name="T65_81">automatica</text:span><text:span text:style-name="T65_82"><text:s/></text:span><text:span text:style-name="T65_83">de</text:span><text:span text:style-name="T65_84"><text:s/></text:span><text:span text:style-name="T65_85">relatórios</text:span><text:span text:style-name="T65_86"><text:s/></text:span><text:span text:style-name="T65_87">de</text:span><text:span text:style-name="T65_88"><text:s/></text:span><text:span text:style-name="T65_89">acompanhamento</text:span><text:span text:style-name="T65_90"><text:s/></text:span><text:span text:style-name="T65_91">do</text:span><text:span text:style-name="T65_92"><text:s/></text:span><text:span text:style-name="T65_93">projeto</text:span><text:span text:style-name="T65_94">.</text:span></text:p>
      <text:h text:style-name="P66" text:outline-level="10"><text:bookmark-start text:name="h.3dy6vkm"/><text:bookmark-end text:name="h.3dy6vkm"/><text:span text:style-name="T66_1">Papéis</text:span><text:span text:style-name="T66_2"><text:s/></text:span><text:span text:style-name="T66_3">e</text:span><text:span text:style-name="T66_4"><text:s/></text:span><text:span text:style-name="T66_5">Responsabilidades</text:span><text:span text:style-name="T66_6"><text:s/></text:span><text:span text:style-name="T66_7">da</text:span><text:span text:style-name="T66_8"><text:s/></text:span><text:span text:style-name="T66_9">Equipe</text:span><text:span text:style-name="T66_10"><text:s/></text:span><text:span text:style-name="T66_11">do</text:span><text:span text:style-name="T66_12"><text:s/></text:span><text:span text:style-name="T66_13">Projeto</text:span></text:h>
      <table:table table:style-name="Table3">
        <table:table-column table:style-name="Column8"/>
        <table:table-column table:style-name="Column9"/>
        <table:table-column table:style-name="Column10"/>
        <table:table-column table:style-name="Column11"/>
        <table:table-row table:style-name="Row6">
          <table:table-cell table:style-name="Cell19">
            <text:p text:style-name="P67"><text:span text:style-name="T67_1">Papel</text:span></text:p>
          </table:table-cell>
          <table:table-cell table:style-name="Cell20">
            <text:p text:style-name="P68"><text:span text:style-name="T68_1">Responsabilidades</text:span></text:p>
          </table:table-cell>
          <table:table-cell table:style-name="Cell21">
            <text:p text:style-name="P69"><text:span text:style-name="T69_1">Competências</text:span></text:p>
          </table:table-cell>
          <table:table-cell table:style-name="Cell22">
            <text:p text:style-name="P70"><text:span text:style-name="T70_1">Autoridade</text:span></text:p>
          </table:table-cell>
        </table:table-row>
        <table:table-row table:style-name="Row7">
          <table:table-cell table:style-name="Cell23">
            <text:p text:style-name="P71"><text:span text:style-name="T71_1">Gerente</text:span><text:span text:style-name="T71_2"><text:s/></text:span><text:span text:style-name="T71_3">de</text:span><text:span text:style-name="T71_4"><text:s/></text:span><text:span text:style-name="T71_5">Projeto</text:span></text:p>
          </table:table-cell>
          <table:table-cell table:style-name="Cell24">
            <text:p text:style-name="P72"><text:span text:style-name="T72_1">Adicionar</text:span><text:span text:style-name="T72_2"><text:s/></text:span><text:span text:style-name="T72_3">as</text:span><text:span text:style-name="T72_4"><text:s/></text:span><text:span text:style-name="T72_5">atividades</text:span><text:span text:style-name="T72_6"><text:s/></text:span><text:span text:style-name="T72_7">no</text:span><text:span text:style-name="T72_8"><text:s/></text:span><text:span text:style-name="T72_9">KanbanFlow</text:span><text:span text:style-name="T72_10">,<text:s/></text:span><text:span text:style-name="T72_11">estimar</text:span><text:span text:style-name="T72_12"><text:s/></text:span><text:span text:style-name="T72_13">tempos</text:span><text:span text:style-name="T72_14"><text:s/></text:span><text:span text:style-name="T72_15">e</text:span><text:span text:style-name="T72_16"><text:s/></text:span><text:span text:style-name="T72_17">atribuir</text:span><text:span text:style-name="T72_18"><text:s/></text:span><text:span text:style-name="T72_19">as</text:span><text:span text:style-name="T72_20"><text:s/></text:span><text:span text:style-name="T72_21">mesmas</text:span><text:span text:style-name="T72_22"><text:s/></text:span><text:span text:style-name="T72_23">para</text:span><text:span text:style-name="T72_24"><text:s/></text:span><text:span text:style-name="T72_25">as</text:span><text:span text:style-name="T72_26"><text:s/></text:span><text:span text:style-name="T72_27">pessoas</text:span><text:span text:style-name="T72_28"><text:s/></text:span><text:span text:style-name="T72_29">corretas</text:span><text:span text:style-name="T72_30">.</text:span></text:p>
          </table:table-cell>
          <table:table-cell table:style-name="Cell25">
            <text:p text:style-name="P73"><text:span text:style-name="T73_1">Utilização</text:span><text:span text:style-name="T73_2"><text:s/></text:span><text:span text:style-name="T73_3">da</text:span><text:span text:style-name="T73_4"><text:s/></text:span><text:span text:style-name="T73_5">ferramenta</text:span><text:span text:style-name="T73_6"><text:s/></text:span><text:span text:style-name="T73_7">e</text:span><text:span text:style-name="T73_8"><text:s/></text:span><text:span text:style-name="T73_9">capacidade</text:span><text:span text:style-name="T73_10"><text:s/></text:span><text:span text:style-name="T73_11">de</text:span><text:span text:style-name="T73_12"><text:s/></text:span><text:span text:style-name="T73_13">estimativa</text:span><text:span text:style-name="T73_14"><text:s/></text:span><text:span text:style-name="T73_15">do</text:span><text:span text:style-name="T73_16"><text:s/></text:span><text:span text:style-name="T73_17">esforço</text:span><text:span text:style-name="T73_18"><text:s/></text:span><text:span text:style-name="T73_19">necessário</text:span><text:span text:style-name="T73_20">.</text:span></text:p>
          </table:table-cell>
          <table:table-cell table:style-name="Cell26">
            <text:p text:style-name="P74"><text:span text:style-name="T74_1">Pode</text:span><text:span text:style-name="T74_2"><text:s/></text:span><text:span text:style-name="T74_3">aplicar</text:span><text:span text:style-name="T74_4"><text:s/></text:span><text:span text:style-name="T74_5">recursos</text:span><text:span text:style-name="T74_6">,<text:s/></text:span><text:span text:style-name="T74_7">tomar</text:span><text:span text:style-name="T74_8"><text:s/></text:span><text:span text:style-name="T74_9">decisões</text:span><text:span text:style-name="T74_10"><text:s/></text:span><text:span text:style-name="T74_11">e</text:span><text:span text:style-name="T74_12"><text:s/></text:span><text:span text:style-name="T74_13">aprovar</text:span><text:span text:style-name="T74_14"><text:s/></text:span><text:span text:style-name="T74_15">ações</text:span><text:span text:style-name="T74_16">.</text:span></text:p>
          </table:table-cell>
        </table:table-row>
      </table:table>
      <text:p text:style-name="P75"/>
      <text:h text:style-name="P76" text:outline-level="10"><text:bookmark-start text:name="h.1t3h5sf"/><text:bookmark-end text:name="h.1t3h5sf"/><text:span text:style-name="T76_1">Plano</text:span><text:span text:style-name="T76_2"><text:s/></text:span><text:span text:style-name="T76_3">de</text:span><text:span text:style-name="T76_4"><text:s/></text:span><text:span text:style-name="T76_5">gerenciamento</text:span><text:span text:style-name="T76_6"><text:s/></text:span><text:span text:style-name="T76_7">do</text:span><text:span text:style-name="T76_8"><text:s/></text:span><text:span text:style-name="T76_9">cronograma</text:span></text:h>
      <text:p text:style-name="P77"><text:span text:style-name="T77_1">Abaixo</text:span><text:span text:style-name="T77_2"><text:s/></text:span><text:span text:style-name="T77_3">estão</text:span><text:span text:style-name="T77_4"><text:s/></text:span><text:span text:style-name="T77_5">definidos</text:span><text:span text:style-name="T77_6"><text:s/></text:span><text:span text:style-name="T77_7">todos</text:span><text:span text:style-name="T77_8"><text:s/></text:span><text:span text:style-name="T77_9">os</text:span><text:span text:style-name="T77_10"><text:s/></text:span><text:span text:style-name="T77_11">processos</text:span><text:span text:style-name="T77_12"><text:s/></text:span><text:span text:style-name="T77_13">relacionados</text:span><text:span text:style-name="T77_14"><text:s/></text:span><text:span text:style-name="T77_15">com</text:span><text:span text:style-name="T77_16"><text:s/></text:span><text:span text:style-name="T77_17">o</text:span><text:span text:style-name="T77_18"><text:s/></text:span><text:span text:style-name="T77_19">cronograma</text:span><text:span text:style-name="T77_20"><text:s/></text:span><text:span text:style-name="T77_21">do</text:span><text:span text:style-name="T77_22"><text:s/></text:span><text:span text:style-name="T77_23">projeto</text:span><text:span text:style-name="T77_24">.</text:span></text:p>
      <text:h text:style-name="P78" text:outline-level="10"><text:bookmark-start text:name="h.4d34og8"/><text:bookmark-end text:name="h.4d34og8"/><text:span text:style-name="T78_1">Definir</text:span><text:span text:style-name="T78_2"><text:s/></text:span><text:span text:style-name="T78_3">as</text:span><text:span text:style-name="T78_4"><text:s/></text:span><text:span text:style-name="T78_5">Atividades</text:span></text:h>
      <text:p text:style-name="P79"><text:span text:style-name="T79_1">As</text:span><text:span text:style-name="T79_2"><text:s/></text:span><text:span text:style-name="T79_3">atividades</text:span><text:span text:style-name="T79_4"><text:s/></text:span><text:span text:style-name="T79_5">serão</text:span><text:span text:style-name="T79_6"><text:s/></text:span><text:span text:style-name="T79_7">identificadas</text:span><text:span text:style-name="T79_8"><text:s/></text:span><text:span text:style-name="T79_9">pela</text:span><text:span text:style-name="T79_10"><text:s/></text:span><text:span text:style-name="T79_11">EAP</text:span><text:span text:style-name="T79_12"><text:s/></text:span><text:span text:style-name="T79_13">do</text:span><text:span text:style-name="T79_14"><text:s/></text:span><text:span text:style-name="T79_15">projeto</text:span><text:span text:style-name="T79_16">,<text:s/></text:span><text:span text:style-name="T79_17">presentes</text:span><text:span text:style-name="T79_18"><text:s/></text:span><text:span text:style-name="T79_19">no</text:span><text:span text:style-name="T79_20"><text:s/></text:span><text:span text:style-name="T79_21">Plano</text:span><text:span text:style-name="T79_22"><text:s/></text:span><text:span text:style-name="T79_23">de</text:span><text:span text:style-name="T79_24"><text:s/></text:span><text:span text:style-name="T79_25">Projeto</text:span><text:span text:style-name="T79_26">,<text:s/></text:span><text:span text:style-name="T79_27">e</text:span><text:span text:style-name="T79_28"><text:s/></text:span><text:span text:style-name="T79_29">seu</text:span><text:span text:style-name="T79_30"><text:s/></text:span><text:span text:style-name="T79_31">maior</text:span><text:span text:style-name="T79_32"><text:s/></text:span><text:span text:style-name="T79_33">detalhamento</text:span><text:span text:style-name="T79_34"><text:s/></text:span><text:span text:style-name="T79_35">será</text:span><text:span text:style-name="T79_36"><text:s/></text:span><text:span text:style-name="T79_37">feito</text:span><text:span text:style-name="T79_38"><text:s/></text:span><text:span text:style-name="T79_39">utilizando</text:span><text:span text:style-name="T79_40"><text:s/></text:span><text:span text:style-name="T79_41">a</text:span><text:span text:style-name="T79_42"><text:s/></text:span><text:span text:style-name="T79_43">ferramenta</text:span><text:span text:style-name="T79_44"><text:s/></text:span><text:span text:style-name="T79_45">do</text:span><text:span text:style-name="T79_46"><text:s/></text:span><text:span text:style-name="T79_47">KanbanFlow</text:span><text:span text:style-name="T79_48">.</text:span></text:p>
      <text:p text:style-name="P80"/>
      <text:h text:style-name="P81" text:outline-level="10"><text:bookmark-start text:name="h.2s8eyo1"/><text:bookmark-end text:name="h.2s8eyo1"/><text:span text:style-name="T81_1">Sequenciar</text:span><text:span text:style-name="T81_2"><text:s/></text:span><text:span text:style-name="T81_3">as</text:span><text:span text:style-name="T81_4"><text:s/></text:span><text:span text:style-name="T81_5">Atividades</text:span></text:h>
      <text:p text:style-name="P82"><text:span text:style-name="T82_1">As</text:span><text:span text:style-name="T82_2"><text:s/></text:span><text:span text:style-name="T82_3">suas</text:span><text:span text:style-name="T82_4"><text:s/></text:span><text:span text:style-name="T82_5">dependências</text:span><text:span text:style-name="T82_6"><text:s/></text:span><text:span text:style-name="T82_7">e</text:span><text:span text:style-name="T82_8"><text:s/></text:span><text:span text:style-name="T82_9">sequências</text:span><text:span text:style-name="T82_10"><text:s/></text:span><text:span text:style-name="T82_11">serão</text:span><text:span text:style-name="T82_12"><text:s/></text:span><text:span text:style-name="T82_13">feitas</text:span><text:span text:style-name="T82_14"><text:s/></text:span><text:span text:style-name="T82_15">automaticamente</text:span><text:span text:style-name="T82_16"><text:s/></text:span><text:span text:style-name="T82_17">pela</text:span><text:span text:style-name="T82_18"><text:s/></text:span><text:span text:style-name="T82_19">ferramenta</text:span><text:span text:style-name="T82_20"><text:s/></text:span><text:span text:style-name="T82_21">KanbanFlow</text:span><text:span text:style-name="T82_22">,<text:s/></text:span><text:span text:style-name="T82_23">que</text:span><text:span text:style-name="T82_24"><text:s/></text:span><text:span text:style-name="T82_25">possui</text:span><text:span text:style-name="T82_26"><text:s/></text:span><text:span text:style-name="T82_27">as</text:span><text:span text:style-name="T82_28"><text:s/></text:span><text:span text:style-name="T82_29">separações</text:span><text:span text:style-name="T82_30"><text:s/></text:span><text:span text:style-name="T82_31">de</text:span><text:span text:style-name="T82_32"><text:s/>“</text:span><text:span text:style-name="T82_33">A</text:span><text:span text:style-name="T82_34"><text:s/></text:span><text:span text:style-name="T82_35">fazer</text:span><text:span text:style-name="T82_36">”,<text:s/></text:span><text:span text:style-name="T82_37">onde</text:span><text:span text:style-name="T82_38"><text:s/></text:span><text:span text:style-name="T82_39">serão</text:span><text:span text:style-name="T82_40"><text:s/></text:span><text:span text:style-name="T82_41">colocadas</text:span><text:span text:style-name="T82_42"><text:s/></text:span><text:span text:style-name="T82_43">as</text:span><text:span text:style-name="T82_44"><text:s/></text:span><text:span text:style-name="T82_45">tarefas</text:span><text:span text:style-name="T82_46"><text:s/></text:span><text:span text:style-name="T82_47">que</text:span><text:span text:style-name="T82_48"><text:s/></text:span><text:span text:style-name="T82_49">devem</text:span><text:span text:style-name="T82_50"><text:s/></text:span><text:span text:style-name="T82_51">ser</text:span><text:span text:style-name="T82_52"><text:s/></text:span><text:span text:style-name="T82_53">feitas</text:span><text:span text:style-name="T82_54">,<text:s/>“</text:span><text:span text:style-name="T82_55">Em</text:span><text:span text:style-name="T82_56"><text:s/></text:span><text:span text:style-name="T82_57">progresso</text:span><text:span text:style-name="T82_58">”,<text:s/></text:span><text:span text:style-name="T82_59">onde</text:span><text:span text:style-name="T82_60"><text:s/></text:span><text:span text:style-name="T82_61">serão</text:span><text:span text:style-name="T82_62"><text:s/></text:span><text:span text:style-name="T82_63">colocadas</text:span><text:span text:style-name="T82_64"><text:s/></text:span><text:span text:style-name="T82_65">as</text:span><text:span text:style-name="T82_66"><text:s/></text:span><text:span text:style-name="T82_67">tarefas</text:span><text:span text:style-name="T82_68"><text:s/></text:span><text:span text:style-name="T82_69">que</text:span><text:span text:style-name="T82_70"><text:s/></text:span><text:span text:style-name="T82_71">estão</text:span><text:span text:style-name="T82_72"><text:s/></text:span><text:span text:style-name="T82_73">sendo</text:span><text:span text:style-name="T82_74"><text:s/></text:span><text:span text:style-name="T82_75">feitas</text:span><text:span text:style-name="T82_76">,<text:s/></text:span><text:span text:style-name="T82_77">e</text:span><text:span text:style-name="T82_78"><text:s/>“</text:span><text:span text:style-name="T82_79">Concluído</text:span><text:span text:style-name="T82_80">”,<text:s/></text:span><text:span text:style-name="T82_81">onde</text:span><text:span text:style-name="T82_82"><text:s/></text:span><text:span text:style-name="T82_83">serão</text:span><text:span text:style-name="T82_84"><text:s/></text:span><text:span text:style-name="T82_85">colocadas</text:span><text:span text:style-name="T82_86"><text:s/></text:span><text:span text:style-name="T82_87">as</text:span><text:span text:style-name="T82_88"><text:s/></text:span><text:span text:style-name="T82_89">tarefas</text:span><text:span text:style-name="T82_90"><text:s/></text:span><text:span text:style-name="T82_91">que</text:span><text:span text:style-name="T82_92"><text:s/></text:span><text:span text:style-name="T82_93">já</text:span><text:span text:style-name="T82_94"><text:s/></text:span><text:span text:style-name="T82_95">foram</text:span><text:span text:style-name="T82_96"><text:s/></text:span><text:span text:style-name="T82_97">concluídas</text:span><text:span text:style-name="T82_98"><text:s/></text:span><text:span text:style-name="T82_99">e</text:span><text:span text:style-name="T82_100"><text:s/></text:span><text:span text:style-name="T82_101">quanto</text:span><text:span text:style-name="T82_102"><text:s/></text:span><text:span text:style-name="T82_103">tempo</text:span><text:span text:style-name="T82_104"><text:s/></text:span><text:span text:style-name="T82_105">elas</text:span><text:span text:style-name="T82_106"><text:s/></text:span><text:span text:style-name="T82_107">ativamente</text:span><text:span text:style-name="T82_108"><text:s/></text:span><text:span text:style-name="T82_109">levaram</text:span><text:span text:style-name="T82_110"><text:s/></text:span><text:span text:style-name="T82_111">para</text:span><text:span text:style-name="T82_112"><text:s/></text:span><text:span text:style-name="T82_113">ser</text:span><text:span text:style-name="T82_114"><text:s/></text:span><text:span text:style-name="T82_115">concluídas</text:span><text:span text:style-name="T82_116">.</text:span></text:p>
      <text:p text:style-name="P83"/>
      <text:h text:style-name="P84" text:outline-level="10"><text:bookmark-start text:name="h.17dp8vu"/><text:bookmark-end text:name="h.17dp8vu"/><text:span text:style-name="T84_1">Estimar</text:span><text:span text:style-name="T84_2"><text:s/></text:span><text:span text:style-name="T84_3">os</text:span><text:span text:style-name="T84_4"><text:s/></text:span><text:span text:style-name="T84_5">Recursos</text:span><text:span text:style-name="T84_6"><text:s/></text:span><text:span text:style-name="T84_7">da</text:span><text:span text:style-name="T84_8"><text:s/></text:span><text:span text:style-name="T84_9">Atividade</text:span></text:h>
      <text:p text:style-name="P85"><text:span text:style-name="T85_1">Os</text:span><text:span text:style-name="T85_2"><text:s/></text:span><text:span text:style-name="T85_3">recursos</text:span><text:span text:style-name="T85_4"><text:s/></text:span><text:span text:style-name="T85_5">geralmente</text:span><text:span text:style-name="T85_6"><text:s/></text:span><text:span text:style-name="T85_7">serão</text:span><text:span text:style-name="T85_8"><text:s/></text:span><text:span text:style-name="T85_9">estimados</text:span><text:span text:style-name="T85_10"><text:s/></text:span><text:span text:style-name="T85_11">para</text:span><text:span text:style-name="T85_12"><text:s/></text:span><text:span text:style-name="T85_13">apenas</text:span><text:span text:style-name="T85_14"><text:s/></text:span><text:span text:style-name="T85_15">uma</text:span><text:span text:style-name="T85_16"><text:s/></text:span><text:span text:style-name="T85_17">pessoa</text:span><text:span text:style-name="T85_18"><text:s/></text:span><text:span text:style-name="T85_19">para</text:span><text:span text:style-name="T85_20"><text:s/></text:span><text:span text:style-name="T85_21">cada</text:span><text:span text:style-name="T85_22"><text:s/></text:span><text:span text:style-name="T85_23">atividade</text:span><text:span text:style-name="T85_24">,<text:s/></text:span><text:span text:style-name="T85_25">devido</text:span><text:span text:style-name="T85_26"><text:s/></text:span><text:span text:style-name="T85_27">aos</text:span><text:span text:style-name="T85_28"><text:s/></text:span><text:span text:style-name="T85_29">recursos</text:span><text:span text:style-name="T85_30"><text:s/></text:span><text:span text:style-name="T85_31">humanos</text:span><text:span text:style-name="T85_32"><text:s/></text:span><text:span text:style-name="T85_33">limitados</text:span><text:span text:style-name="T85_34"><text:s/></text:span><text:span text:style-name="T85_35">do</text:span><text:span text:style-name="T85_36"><text:s/></text:span><text:span text:style-name="T85_37">projeto</text:span><text:span text:style-name="T85_38">.</text:span></text:p>
      <text:p text:style-name="P86"/>
      <text:h text:style-name="P87" text:outline-level="10"><text:bookmark-start text:name="h.3rdcrjn"/><text:bookmark-end text:name="h.3rdcrjn"/><text:span text:style-name="T87_1">Estimar</text:span><text:span text:style-name="T87_2"><text:s/></text:span><text:span text:style-name="T87_3">a</text:span><text:span text:style-name="T87_4"><text:s/></text:span><text:span text:style-name="T87_5">Duração</text:span><text:span text:style-name="T87_6"><text:s/></text:span><text:span text:style-name="T87_7">da</text:span><text:span text:style-name="T87_8"><text:s/></text:span><text:span text:style-name="T87_9">Atividade</text:span></text:h>
      <text:p text:style-name="P88"><text:span text:style-name="T88_1">A</text:span><text:span text:style-name="T88_2"><text:s/></text:span><text:span text:style-name="T88_3">duração</text:span><text:span text:style-name="T88_4"><text:s/></text:span><text:span text:style-name="T88_5">das</text:span><text:span text:style-name="T88_6"><text:s/></text:span><text:span text:style-name="T88_7">atividades</text:span><text:span text:style-name="T88_8"><text:s/></text:span><text:span text:style-name="T88_9">será</text:span><text:span text:style-name="T88_10"><text:s/></text:span><text:span text:style-name="T88_11">feita</text:span><text:span text:style-name="T88_12"><text:s/></text:span><text:span text:style-name="T88_13">de</text:span><text:span text:style-name="T88_14"><text:s/></text:span><text:span text:style-name="T88_15">acordo</text:span><text:span text:style-name="T88_16"><text:s/></text:span><text:span text:style-name="T88_17">com</text:span><text:span text:style-name="T88_18"><text:s/></text:span><text:span text:style-name="T88_19">a</text:span><text:span text:style-name="T88_20"><text:s/></text:span><text:span text:style-name="T88_21">experiência</text:span><text:span text:style-name="T88_22"><text:s/></text:span><text:span text:style-name="T88_23">do</text:span><text:span text:style-name="T88_24"><text:s/></text:span><text:span text:style-name="T88_25">Gerente</text:span><text:span text:style-name="T88_26"><text:s/></text:span><text:span text:style-name="T88_27">de</text:span><text:span text:style-name="T88_28"><text:s/></text:span><text:span text:style-name="T88_29">Projeto</text:span><text:span text:style-name="T88_30"><text:s/></text:span><text:span text:style-name="T88_31">nos</text:span><text:span text:style-name="T88_32"><text:s/></text:span><text:span text:style-name="T88_33">projetos</text:span><text:span text:style-name="T88_34"><text:s/></text:span><text:span text:style-name="T88_35">anteriores</text:span><text:span text:style-name="T88_36"><text:s/></text:span><text:span text:style-name="T88_37">para</text:span><text:span text:style-name="T88_38"><text:s/></text:span><text:span text:style-name="T88_39">a</text:span><text:span text:style-name="T88_40"><text:s/></text:span><text:span text:style-name="T88_41">duraçao</text:span><text:span text:style-name="T88_42"><text:s/></text:span><text:span text:style-name="T88_43">em</text:span><text:span text:style-name="T88_44"><text:s/></text:span><text:span text:style-name="T88_45">horas</text:span><text:span text:style-name="T88_46"><text:s/></text:span><text:span text:style-name="T88_47">de</text:span><text:span text:style-name="T88_48"><text:s/></text:span><text:span text:style-name="T88_49">cada</text:span><text:span text:style-name="T88_50"><text:s/></text:span><text:span text:style-name="T88_51">atividade</text:span><text:span text:style-name="T88_52">.</text:span></text:p>
      <text:p text:style-name="P89"/>
      <text:h text:style-name="P90" text:outline-level="10"><text:bookmark-start text:name="h.26in1rg"/><text:bookmark-end text:name="h.26in1rg"/><text:span text:style-name="T90_1">Desenvolver</text:span><text:span text:style-name="T90_2"><text:s/></text:span><text:span text:style-name="T90_3">o</text:span><text:span text:style-name="T90_4"><text:s/></text:span><text:span text:style-name="T90_5">cronograma</text:span></text:h>
      <text:p text:style-name="P91"><text:span text:style-name="T91_1">O</text:span><text:span text:style-name="T91_2"><text:s/></text:span><text:span text:style-name="T91_3">cronograma</text:span><text:span text:style-name="T91_4"><text:s/></text:span><text:span text:style-name="T91_5">sera</text:span><text:span text:style-name="T91_6"><text:s/></text:span><text:span text:style-name="T91_7">desenvolvido</text:span><text:span text:style-name="T91_8"><text:s/></text:span><text:span text:style-name="T91_9">de</text:span><text:span text:style-name="T91_10"><text:s/></text:span><text:span text:style-name="T91_11">acordo</text:span><text:span text:style-name="T91_12"><text:s/></text:span><text:span text:style-name="T91_13">com</text:span><text:span text:style-name="T91_14"><text:s/></text:span><text:span text:style-name="T91_15">o</text:span><text:span text:style-name="T91_16"><text:s/></text:span><text:span text:style-name="T91_17">responsável</text:span><text:span text:style-name="T91_18">,<text:s/></text:span><text:span text:style-name="T91_19">que</text:span><text:span text:style-name="T91_20"><text:s/></text:span><text:span text:style-name="T91_21">deverá</text:span><text:span text:style-name="T91_22"><text:s/></text:span><text:span text:style-name="T91_23">colocar</text:span><text:span text:style-name="T91_24"><text:s/></text:span><text:span text:style-name="T91_25">as</text:span><text:span text:style-name="T91_26"><text:s/></text:span><text:span text:style-name="T91_27">atividades</text:span><text:span text:style-name="T91_28">,<text:s/></text:span><text:span text:style-name="T91_29">a</text:span><text:span text:style-name="T91_30"><text:s/></text:span><text:span text:style-name="T91_31">sua</text:span><text:span text:style-name="T91_32"><text:s/></text:span><text:span text:style-name="T91_33">estimativa</text:span><text:span text:style-name="T91_34"><text:s/></text:span><text:span text:style-name="T91_35">e</text:span><text:span text:style-name="T91_36"><text:s/></text:span><text:span text:style-name="T91_37">o</text:span><text:span text:style-name="T91_38"><text:s/></text:span><text:span text:style-name="T91_39">seu</text:span><text:span text:style-name="T91_40"><text:s/></text:span><text:span text:style-name="T91_41">responsável</text:span><text:span text:style-name="T91_42"><text:s/></text:span><text:span text:style-name="T91_43">de</text:span><text:span text:style-name="T91_44"><text:s/></text:span><text:span text:style-name="T91_45">acordo</text:span><text:span text:style-name="T91_46"><text:s/></text:span><text:span text:style-name="T91_47">com</text:span><text:span text:style-name="T91_48"><text:s/></text:span><text:span text:style-name="T91_49">que</text:span><text:span text:style-name="T91_50"><text:s/></text:span><text:span text:style-name="T91_51">está</text:span><text:span text:style-name="T91_52"><text:s/></text:span><text:span text:style-name="T91_53">descrito</text:span><text:span text:style-name="T91_54"><text:s/></text:span><text:span text:style-name="T91_55">na</text:span><text:span text:style-name="T91_56"><text:s/></text:span><text:span text:style-name="T91_57">EAP</text:span><text:span text:style-name="T91_58">.<text:s/></text:span><text:span text:style-name="T91_59">Mudanças</text:span><text:span text:style-name="T91_60"><text:s/></text:span><text:span text:style-name="T91_61">e</text:span><text:span text:style-name="T91_62"><text:s/></text:span><text:span text:style-name="T91_63">atribuições</text:span><text:span text:style-name="T91_64"><text:s/></text:span><text:span text:style-name="T91_65">de</text:span><text:span text:style-name="T91_66"><text:s/></text:span><text:span text:style-name="T91_67">datas</text:span><text:span text:style-name="T91_68"><text:s/></text:span><text:span text:style-name="T91_69">também</text:span><text:span text:style-name="T91_70"><text:s/></text:span><text:span text:style-name="T91_71">devem</text:span><text:span text:style-name="T91_72"><text:s/></text:span><text:span text:style-name="T91_73">ser</text:span><text:span text:style-name="T91_74"><text:s/></text:span><text:span text:style-name="T91_75">feitas</text:span><text:span text:style-name="T91_76"><text:s/></text:span><text:span text:style-name="T91_77">pelo</text:span><text:span text:style-name="T91_78"><text:s/></text:span><text:span text:style-name="T91_79">mesmo</text:span><text:span text:style-name="T91_80">,<text:s/></text:span><text:span text:style-name="T91_81">e</text:span><text:span text:style-name="T91_82"><text:s/></text:span><text:span text:style-name="T91_83">também</text:span><text:span text:style-name="T91_84"><text:s/></text:span><text:span text:style-name="T91_85">o</text:span><text:span text:style-name="T91_86"><text:s/></text:span><text:span text:style-name="T91_87">esforço</text:span><text:span text:style-name="T91_88"><text:s/></text:span><text:span text:style-name="T91_89">em</text:span><text:span text:style-name="T91_90"><text:s/></text:span><text:span text:style-name="T91_91">horas</text:span><text:span text:style-name="T91_92"><text:s/></text:span><text:span text:style-name="T91_93">final</text:span><text:span text:style-name="T91_94"><text:s/></text:span><text:span text:style-name="T91_95">da</text:span><text:span text:style-name="T91_96"><text:s/></text:span><text:span text:style-name="T91_97">atividade</text:span><text:span text:style-name="T91_98"><text:s/></text:span><text:span text:style-name="T91_99">como</text:span><text:span text:style-name="T91_100"><text:s/></text:span><text:span text:style-name="T91_101">relatado</text:span><text:span text:style-name="T91_102"><text:s/></text:span><text:span text:style-name="T91_103">por</text:span><text:span text:style-name="T91_104"><text:s/></text:span><text:span text:style-name="T91_105">quem</text:span><text:span text:style-name="T91_106"><text:s/></text:span><text:span text:style-name="T91_107">a</text:span><text:span text:style-name="T91_108"><text:s/></text:span><text:span text:style-name="T91_109">concluiu</text:span><text:span text:style-name="T91_110">.</text:span></text:p>
      <text:p text:style-name="P92"/>
      <text:h text:style-name="P93" text:outline-level="10"><text:bookmark-start text:name="h.lnxbz9"/><text:bookmark-end text:name="h.lnxbz9"/><text:span text:style-name="T93_1">Controlar</text:span><text:span text:style-name="T93_2"><text:s/></text:span><text:span text:style-name="T93_3">o</text:span><text:span text:style-name="T93_4"><text:s/></text:span><text:span text:style-name="T93_5">cronograma</text:span></text:h>
      <text:p text:style-name="P94"><text:span text:style-name="T94_1">O</text:span><text:span text:style-name="T94_2"><text:s/></text:span><text:span text:style-name="T94_3">cronograma</text:span><text:span text:style-name="T94_4"><text:s/></text:span><text:span text:style-name="T94_5">será</text:span><text:span text:style-name="T94_6"><text:s/></text:span><text:span text:style-name="T94_7">controlado</text:span><text:span text:style-name="T94_8"><text:s/></text:span><text:span text:style-name="T94_9">pela</text:span><text:span text:style-name="T94_10"><text:s/></text:span><text:span text:style-name="T94_11">própria</text:span><text:span text:style-name="T94_12"><text:s/></text:span><text:span text:style-name="T94_13">ferramenta</text:span><text:span text:style-name="T94_14"><text:s/></text:span><text:span text:style-name="T94_15">do</text:span><text:span text:style-name="T94_16"><text:s/></text:span><text:span text:style-name="T94_17">KanbanFlow</text:span><text:span text:style-name="T94_18">,<text:s/></text:span><text:span text:style-name="T94_19">que</text:span><text:span text:style-name="T94_20"><text:s/></text:span><text:span text:style-name="T94_21">marca</text:span><text:span text:style-name="T94_22"><text:s/></text:span><text:span text:style-name="T94_23">cada</text:span><text:span text:style-name="T94_24"><text:s/></text:span><text:span text:style-name="T94_25">uma</text:span><text:span text:style-name="T94_26"><text:s/></text:span><text:span text:style-name="T94_27">das</text:span><text:span text:style-name="T94_28"><text:s/></text:span><text:span text:style-name="T94_29">atividades</text:span><text:span text:style-name="T94_30"><text:s/></text:span><text:span text:style-name="T94_31">separadamente</text:span><text:span text:style-name="T94_32"><text:s/></text:span><text:span text:style-name="T94_33">e</text:span><text:span text:style-name="T94_34"><text:s/></text:span><text:span text:style-name="T94_35">gera</text:span><text:span text:style-name="T94_36"><text:s/></text:span><text:span text:style-name="T94_37">relatórios</text:span><text:span text:style-name="T94_38"><text:s/></text:span><text:span text:style-name="T94_39">de</text:span><text:span text:style-name="T94_40"><text:s/></text:span><text:span text:style-name="T94_41">monitoramento</text:span><text:span text:style-name="T94_42"><text:s/></text:span><text:span text:style-name="T94_43">automaticamente</text:span><text:span text:style-name="T94_44">.</text:span></text:p>
      <text:p text:style-name="P9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212cm" fo:margin-bottom="0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cm" fo:keep-with-next="always" fo:keep-together="always" style:writing-mode="lr-tb"/>
      <style:text-properties fo:color="#24406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12cm" fo:margin-bottom="0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1.905cm" fo:padding-right="0cm" fo:margin-right="1.90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center" style:width="11.451cm" fo:margin-left="2.87cm"/>
    </style:style>
    <style:style style:name="Column1" style:family="table-column">
      <style:table-column-properties style:column-width="11.451cm"/>
    </style:style>
    <style:style style:name="Row1" style:family="table-row"/>
    <style:style style:name="Cell1" style:family="table-cell">
      <style:table-cell-properties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2" style:family="paragraph" style:parent-style-name="Standard">
      <style:paragraph-properties fo:text-align="justify" fo:break-before="auto" fo:text-indent="0cm" fo:line-height="100%" fo:margin-top="1.249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fo:margin-top="1.249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center" style:width="17.066cm" fo:margin-left="0.062cm"/>
    </style:style>
    <style:style style:name="Column2" style:family="table-column">
      <style:table-column-properties style:column-width="9.737cm"/>
    </style:style>
    <style:style style:name="Column3" style:family="table-column">
      <style:table-column-properties style:column-width="7.329cm"/>
    </style:style>
    <style:style style:name="Row2" style:family="table-row"/>
    <style:style style:name="Cell2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5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6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3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7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8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" style:family="table-row"/>
    <style:style style:name="Cell4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7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8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fo:margin-top="0cm" fo:margin-bottom="1.249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row table:style-name="Row1">
            <table:table-cell table:style-name="Cell1">
              <text:p text:style-name="P2"><text:span text:style-name="T2_1">Plano</text:span><text:span text:style-name="T2_2"><text:s/></text:span><text:span text:style-name="T2_3">de</text:span><text:span text:style-name="T2_4"><text:s/></text:span><text:span text:style-name="T2_5">Gerenciamento</text:span><text:span text:style-name="T2_6"><text:s/></text:span><text:span text:style-name="T2_7">do</text:span><text:span text:style-name="T2_8"><text:s/></text:span><text:span text:style-name="T2_9">cronograma</text:span><text:span text:style-name="T2_10"><text:s/>-<text:s/></text:span><text:span text:style-name="T2_11">SVRI</text:span></text:p>
            </table:table-cell>
          </table:table-row>
        </table:table>
        <text:p text:style-name="P3"/>
      </style:header>
      <style:footer>
        <text:p text:style-name="P4"/>
        <table:table table:style-name="Table2">
          <table:table-column table:style-name="Column2"/>
          <table:table-column table:style-name="Column3"/>
          <table:table-row table:style-name="Row2">
            <table:table-cell table:style-name="Cell2">
              <text:p text:style-name="P5"><text:span text:style-name="T5_1">Plano</text:span><text:span text:style-name="T5_2"><text:s/></text:span><text:span text:style-name="T5_3">de</text:span><text:span text:style-name="T5_4"><text:s/></text:span><text:span text:style-name="T5_5">gerenciamento</text:span><text:span text:style-name="T5_6"><text:s/></text:span><text:span text:style-name="T5_7">do</text:span><text:span text:style-name="T5_8"><text:s/></text:span><text:span text:style-name="T5_9">cronograma</text:span><text:span text:style-name="T5_10"><text:s/></text:span><text:span text:style-name="T5_11">PMBOK</text:span><text:span text:style-name="T5_12">.</text:span><text:span text:style-name="T5_13">docx</text:span></text:p>
            </table:table-cell>
            <table:table-cell table:style-name="Cell3">
              <text:p text:style-name="P6"><text:span text:style-name="T6_1">Página</text:span><text:span text:style-name="T6_2"><text:s/></text:span><text:span text:style-name="T6_3"><text:page-number text:select-page="current"/></text:span><text:span text:style-name="T6_4"><text:s/></text:span><text:span text:style-name="T6_5">de</text:span><text:span text:style-name="T6_6"><text:s/></text:span><text:span text:style-name="T6_7"><text:page-count/></text:span><text:span text:style-name="T6_8"><text:s/></text:span></text:p>
            </table:table-cell>
          </table:table-row>
          <table:table-row table:style-name="Row3">
            <table:table-cell table:style-name="Cell4">
              <text:p text:style-name="P7"/>
            </table:table-cell>
            <table:table-cell table:style-name="Cell5">
              <text:p text:style-name="P8"/>
            </table:table-cell>
          </table:table-row>
        </table:table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